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5pt" officeooo:rsid="000156b1" officeooo:paragraph-rsid="000156b1" style:font-size-asian="13.1000003814697pt" style:font-size-complex="15pt"/>
    </style:style>
    <style:style style:name="P2" style:family="paragraph" style:parent-style-name="Standard">
      <style:text-properties fo:font-size="15pt" officeooo:rsid="000156b1" officeooo:paragraph-rsid="00064d60" style:font-size-asian="13.1000003814697pt" style:font-size-complex="15pt"/>
    </style:style>
    <style:style style:name="P3" style:family="paragraph" style:parent-style-name="Standard">
      <style:text-properties fo:font-size="15pt" officeooo:rsid="00064d60" officeooo:paragraph-rsid="00064d60" style:font-size-asian="13.1000003814697pt" style:font-size-complex="15pt"/>
    </style:style>
    <style:style style:name="P4" style:family="paragraph" style:parent-style-name="Standard">
      <style:text-properties fo:font-size="15pt" officeooo:rsid="000839cd" officeooo:paragraph-rsid="000839cd" style:font-size-asian="13.1000003814697pt" style:font-size-complex="15pt"/>
    </style:style>
    <style:style style:name="P5" style:family="paragraph" style:parent-style-name="Text_20_body">
      <style:text-properties fo:font-size="15pt" officeooo:rsid="000839cd" officeooo:paragraph-rsid="000839cd" style:font-size-asian="13.1000003814697pt" style:font-size-complex="15pt"/>
    </style:style>
    <style:style style:name="P6" style:family="paragraph" style:parent-style-name="Text_20_body">
      <style:text-properties officeooo:rsid="000a36c9" officeooo:paragraph-rsid="000a36c9"/>
    </style:style>
    <style:style style:name="P7" style:family="paragraph" style:parent-style-name="Standard" style:list-style-name="L1">
      <style:text-properties fo:font-size="15pt" officeooo:rsid="000156b1" officeooo:paragraph-rsid="000156b1" style:font-size-asian="13.1000003814697pt" style:font-size-complex="15pt"/>
    </style:style>
    <style:style style:name="P8" style:family="paragraph" style:parent-style-name="Standard" style:list-style-name="L2">
      <style:text-properties fo:font-size="15pt" officeooo:rsid="000156b1" officeooo:paragraph-rsid="000156b1" style:font-size-asian="13.1000003814697pt" style:font-size-complex="15pt"/>
    </style:style>
    <style:style style:name="P9" style:family="paragraph" style:parent-style-name="Standard" style:list-style-name="L3">
      <style:text-properties fo:font-size="15pt" officeooo:rsid="000839cd" officeooo:paragraph-rsid="000839cd" style:font-size-asian="13.1000003814697pt" style:font-size-complex="15pt"/>
    </style:style>
    <style:style style:name="P10" style:family="paragraph" style:parent-style-name="Standard">
      <style:text-properties fo:font-size="15pt" officeooo:rsid="000b313f" officeooo:paragraph-rsid="000b313f" style:font-size-asian="13.1000003814697pt" style:font-size-complex="15pt"/>
    </style:style>
    <style:style style:name="P11" style:family="paragraph" style:parent-style-name="Standard" style:list-style-name="L70">
      <style:text-properties fo:font-size="15pt" officeooo:rsid="000b313f" officeooo:paragraph-rsid="000b313f" style:font-size-asian="13.1000003814697pt" style:font-size-complex="15pt"/>
    </style:style>
    <style:style style:name="P12" style:family="paragraph" style:parent-style-name="Text_20_body" style:list-style-name="L4">
      <style:paragraph-properties fo:margin-top="0cm" fo:margin-bottom="0cm" style:contextual-spacing="false"/>
    </style:style>
    <style:style style:name="P13" style:family="paragraph" style:parent-style-name="Text_20_body" style:list-style-name="L5">
      <style:paragraph-properties fo:margin-top="0cm" fo:margin-bottom="0cm" style:contextual-spacing="false"/>
    </style:style>
    <style:style style:name="P14" style:family="paragraph" style:parent-style-name="Text_20_body" style:list-style-name="L6">
      <style:paragraph-properties fo:margin-top="0cm" fo:margin-bottom="0cm" style:contextual-spacing="false"/>
    </style:style>
    <style:style style:name="P15" style:family="paragraph" style:parent-style-name="Text_20_body" style:list-style-name="L7">
      <style:paragraph-properties fo:margin-top="0cm" fo:margin-bottom="0cm" style:contextual-spacing="false"/>
    </style:style>
    <style:style style:name="P16" style:family="paragraph" style:parent-style-name="Text_20_body" style:list-style-name="L8">
      <style:paragraph-properties fo:margin-top="0cm" fo:margin-bottom="0cm" style:contextual-spacing="false"/>
    </style:style>
    <style:style style:name="P17" style:family="paragraph" style:parent-style-name="Text_20_body" style:list-style-name="L9">
      <style:paragraph-properties fo:margin-top="0cm" fo:margin-bottom="0cm" style:contextual-spacing="false"/>
    </style:style>
    <style:style style:name="P18" style:family="paragraph" style:parent-style-name="Text_20_body" style:list-style-name="L10">
      <style:paragraph-properties fo:margin-top="0cm" fo:margin-bottom="0cm" style:contextual-spacing="false"/>
    </style:style>
    <style:style style:name="P19" style:family="paragraph" style:parent-style-name="Text_20_body" style:list-style-name="L11">
      <style:paragraph-properties fo:margin-top="0cm" fo:margin-bottom="0cm" style:contextual-spacing="false"/>
    </style:style>
    <style:style style:name="P20" style:family="paragraph" style:parent-style-name="Text_20_body" style:list-style-name="L12">
      <style:paragraph-properties fo:margin-top="0cm" fo:margin-bottom="0cm" style:contextual-spacing="false"/>
    </style:style>
    <style:style style:name="P21" style:family="paragraph" style:parent-style-name="Text_20_body" style:list-style-name="L13">
      <style:paragraph-properties fo:margin-top="0cm" fo:margin-bottom="0cm" style:contextual-spacing="false"/>
    </style:style>
    <style:style style:name="P22" style:family="paragraph" style:parent-style-name="Text_20_body" style:list-style-name="L14">
      <style:paragraph-properties fo:margin-top="0cm" fo:margin-bottom="0cm" style:contextual-spacing="false"/>
    </style:style>
    <style:style style:name="P23" style:family="paragraph" style:parent-style-name="Text_20_body" style:list-style-name="L15">
      <style:paragraph-properties fo:margin-top="0cm" fo:margin-bottom="0cm" style:contextual-spacing="false"/>
    </style:style>
    <style:style style:name="P24" style:family="paragraph" style:parent-style-name="Text_20_body" style:list-style-name="L16">
      <style:paragraph-properties fo:margin-top="0cm" fo:margin-bottom="0cm" style:contextual-spacing="false"/>
    </style:style>
    <style:style style:name="P25" style:family="paragraph" style:parent-style-name="Text_20_body" style:list-style-name="L17">
      <style:paragraph-properties fo:margin-top="0cm" fo:margin-bottom="0cm" style:contextual-spacing="false"/>
    </style:style>
    <style:style style:name="P26" style:family="paragraph" style:parent-style-name="Text_20_body" style:list-style-name="L18">
      <style:paragraph-properties fo:margin-top="0cm" fo:margin-bottom="0cm" style:contextual-spacing="false"/>
    </style:style>
    <style:style style:name="P27" style:family="paragraph" style:parent-style-name="Text_20_body" style:list-style-name="L19">
      <style:paragraph-properties fo:margin-top="0cm" fo:margin-bottom="0cm" style:contextual-spacing="false"/>
    </style:style>
    <style:style style:name="P28" style:family="paragraph" style:parent-style-name="Text_20_body" style:list-style-name="L20">
      <style:paragraph-properties fo:margin-top="0cm" fo:margin-bottom="0cm" style:contextual-spacing="false"/>
    </style:style>
    <style:style style:name="P29" style:family="paragraph" style:parent-style-name="Text_20_body" style:list-style-name="L21">
      <style:paragraph-properties fo:margin-top="0cm" fo:margin-bottom="0cm" style:contextual-spacing="false"/>
    </style:style>
    <style:style style:name="P30" style:family="paragraph" style:parent-style-name="Text_20_body" style:list-style-name="L22">
      <style:paragraph-properties fo:margin-top="0cm" fo:margin-bottom="0cm" style:contextual-spacing="false"/>
    </style:style>
    <style:style style:name="P31" style:family="paragraph" style:parent-style-name="Text_20_body" style:list-style-name="L23">
      <style:paragraph-properties fo:margin-top="0cm" fo:margin-bottom="0cm" style:contextual-spacing="false"/>
    </style:style>
    <style:style style:name="P32" style:family="paragraph" style:parent-style-name="Text_20_body" style:list-style-name="L24">
      <style:paragraph-properties fo:margin-top="0cm" fo:margin-bottom="0cm" style:contextual-spacing="false"/>
    </style:style>
    <style:style style:name="P33" style:family="paragraph" style:parent-style-name="Text_20_body" style:list-style-name="L25">
      <style:paragraph-properties fo:margin-top="0cm" fo:margin-bottom="0cm" style:contextual-spacing="false"/>
    </style:style>
    <style:style style:name="P34" style:family="paragraph" style:parent-style-name="Text_20_body" style:list-style-name="L26">
      <style:paragraph-properties fo:margin-top="0cm" fo:margin-bottom="0cm" style:contextual-spacing="false"/>
    </style:style>
    <style:style style:name="P35" style:family="paragraph" style:parent-style-name="Text_20_body" style:list-style-name="L27">
      <style:paragraph-properties fo:margin-top="0cm" fo:margin-bottom="0cm" style:contextual-spacing="false"/>
    </style:style>
    <style:style style:name="P36" style:family="paragraph" style:parent-style-name="Text_20_body" style:list-style-name="L28">
      <style:paragraph-properties fo:margin-top="0cm" fo:margin-bottom="0cm" style:contextual-spacing="false"/>
    </style:style>
    <style:style style:name="P37" style:family="paragraph" style:parent-style-name="Text_20_body" style:list-style-name="L29">
      <style:paragraph-properties fo:margin-top="0cm" fo:margin-bottom="0cm" style:contextual-spacing="false"/>
    </style:style>
    <style:style style:name="P38" style:family="paragraph" style:parent-style-name="Text_20_body" style:list-style-name="L30">
      <style:paragraph-properties fo:margin-top="0cm" fo:margin-bottom="0cm" style:contextual-spacing="false"/>
    </style:style>
    <style:style style:name="P39" style:family="paragraph" style:parent-style-name="Text_20_body" style:list-style-name="L31">
      <style:paragraph-properties fo:margin-top="0cm" fo:margin-bottom="0cm" style:contextual-spacing="false"/>
    </style:style>
    <style:style style:name="P40" style:family="paragraph" style:parent-style-name="Text_20_body" style:list-style-name="L32">
      <style:paragraph-properties fo:margin-top="0cm" fo:margin-bottom="0cm" style:contextual-spacing="false"/>
    </style:style>
    <style:style style:name="P41" style:family="paragraph" style:parent-style-name="Text_20_body" style:list-style-name="L33">
      <style:paragraph-properties fo:margin-top="0cm" fo:margin-bottom="0cm" style:contextual-spacing="false"/>
    </style:style>
    <style:style style:name="P42" style:family="paragraph" style:parent-style-name="Text_20_body" style:list-style-name="L34">
      <style:paragraph-properties fo:margin-top="0cm" fo:margin-bottom="0cm" style:contextual-spacing="false"/>
    </style:style>
    <style:style style:name="P43" style:family="paragraph" style:parent-style-name="Text_20_body" style:list-style-name="L35">
      <style:paragraph-properties fo:margin-top="0cm" fo:margin-bottom="0cm" style:contextual-spacing="false"/>
    </style:style>
    <style:style style:name="P44" style:family="paragraph" style:parent-style-name="Text_20_body" style:list-style-name="L36">
      <style:paragraph-properties fo:margin-top="0cm" fo:margin-bottom="0cm" style:contextual-spacing="false"/>
    </style:style>
    <style:style style:name="P45" style:family="paragraph" style:parent-style-name="Text_20_body" style:list-style-name="L37">
      <style:paragraph-properties fo:margin-top="0cm" fo:margin-bottom="0cm" style:contextual-spacing="false"/>
    </style:style>
    <style:style style:name="P46" style:family="paragraph" style:parent-style-name="Text_20_body" style:list-style-name="L38">
      <style:paragraph-properties fo:margin-top="0cm" fo:margin-bottom="0cm" style:contextual-spacing="false"/>
    </style:style>
    <style:style style:name="P47" style:family="paragraph" style:parent-style-name="Text_20_body" style:list-style-name="L39">
      <style:paragraph-properties fo:margin-top="0cm" fo:margin-bottom="0cm" style:contextual-spacing="false"/>
    </style:style>
    <style:style style:name="P48" style:family="paragraph" style:parent-style-name="Text_20_body" style:list-style-name="L40">
      <style:paragraph-properties fo:margin-top="0cm" fo:margin-bottom="0cm" style:contextual-spacing="false"/>
    </style:style>
    <style:style style:name="P49" style:family="paragraph" style:parent-style-name="Text_20_body" style:list-style-name="L41">
      <style:paragraph-properties fo:margin-top="0cm" fo:margin-bottom="0cm" style:contextual-spacing="false"/>
    </style:style>
    <style:style style:name="P50" style:family="paragraph" style:parent-style-name="Text_20_body" style:list-style-name="L42">
      <style:paragraph-properties fo:margin-top="0cm" fo:margin-bottom="0cm" style:contextual-spacing="false"/>
    </style:style>
    <style:style style:name="P51" style:family="paragraph" style:parent-style-name="Text_20_body" style:list-style-name="L43">
      <style:paragraph-properties fo:margin-top="0cm" fo:margin-bottom="0cm" style:contextual-spacing="false"/>
    </style:style>
    <style:style style:name="P52" style:family="paragraph" style:parent-style-name="Text_20_body" style:list-style-name="L44">
      <style:paragraph-properties fo:margin-top="0cm" fo:margin-bottom="0cm" style:contextual-spacing="false"/>
    </style:style>
    <style:style style:name="P53" style:family="paragraph" style:parent-style-name="Text_20_body" style:list-style-name="L45">
      <style:paragraph-properties fo:margin-top="0cm" fo:margin-bottom="0cm" style:contextual-spacing="false"/>
    </style:style>
    <style:style style:name="P54" style:family="paragraph" style:parent-style-name="Text_20_body" style:list-style-name="L46">
      <style:paragraph-properties fo:margin-top="0cm" fo:margin-bottom="0cm" style:contextual-spacing="false"/>
    </style:style>
    <style:style style:name="P55" style:family="paragraph" style:parent-style-name="Text_20_body" style:list-style-name="L47">
      <style:paragraph-properties fo:margin-top="0cm" fo:margin-bottom="0cm" style:contextual-spacing="false"/>
    </style:style>
    <style:style style:name="P56" style:family="paragraph" style:parent-style-name="Text_20_body" style:list-style-name="L48">
      <style:paragraph-properties fo:margin-top="0cm" fo:margin-bottom="0cm" style:contextual-spacing="false"/>
    </style:style>
    <style:style style:name="P57" style:family="paragraph" style:parent-style-name="Text_20_body" style:list-style-name="L49">
      <style:paragraph-properties fo:margin-top="0cm" fo:margin-bottom="0cm" style:contextual-spacing="false"/>
    </style:style>
    <style:style style:name="P58" style:family="paragraph" style:parent-style-name="Text_20_body" style:list-style-name="L50">
      <style:paragraph-properties fo:margin-top="0cm" fo:margin-bottom="0cm" style:contextual-spacing="false"/>
    </style:style>
    <style:style style:name="P59" style:family="paragraph" style:parent-style-name="Text_20_body" style:list-style-name="L51">
      <style:paragraph-properties fo:margin-top="0cm" fo:margin-bottom="0cm" style:contextual-spacing="false"/>
    </style:style>
    <style:style style:name="P60" style:family="paragraph" style:parent-style-name="Text_20_body" style:list-style-name="L52">
      <style:paragraph-properties fo:margin-top="0cm" fo:margin-bottom="0cm" style:contextual-spacing="false"/>
    </style:style>
    <style:style style:name="P61" style:family="paragraph" style:parent-style-name="Text_20_body" style:list-style-name="L53">
      <style:paragraph-properties fo:margin-top="0cm" fo:margin-bottom="0cm" style:contextual-spacing="false"/>
    </style:style>
    <style:style style:name="P62" style:family="paragraph" style:parent-style-name="Text_20_body" style:list-style-name="L54">
      <style:paragraph-properties fo:margin-top="0cm" fo:margin-bottom="0cm" style:contextual-spacing="false"/>
    </style:style>
    <style:style style:name="P63" style:family="paragraph" style:parent-style-name="Text_20_body" style:list-style-name="L55">
      <style:paragraph-properties fo:margin-top="0cm" fo:margin-bottom="0cm" style:contextual-spacing="false"/>
    </style:style>
    <style:style style:name="P64" style:family="paragraph" style:parent-style-name="Text_20_body" style:list-style-name="L56">
      <style:paragraph-properties fo:margin-top="0cm" fo:margin-bottom="0cm" style:contextual-spacing="false"/>
    </style:style>
    <style:style style:name="P65" style:family="paragraph" style:parent-style-name="Text_20_body" style:list-style-name="L57">
      <style:paragraph-properties fo:margin-top="0cm" fo:margin-bottom="0cm" style:contextual-spacing="false"/>
    </style:style>
    <style:style style:name="P66" style:family="paragraph" style:parent-style-name="Text_20_body" style:list-style-name="L58">
      <style:paragraph-properties fo:margin-top="0cm" fo:margin-bottom="0cm" style:contextual-spacing="false"/>
    </style:style>
    <style:style style:name="P67" style:family="paragraph" style:parent-style-name="Text_20_body" style:list-style-name="L59">
      <style:paragraph-properties fo:margin-top="0cm" fo:margin-bottom="0cm" style:contextual-spacing="false"/>
    </style:style>
    <style:style style:name="P68" style:family="paragraph" style:parent-style-name="Text_20_body" style:list-style-name="L60">
      <style:paragraph-properties fo:margin-top="0cm" fo:margin-bottom="0cm" style:contextual-spacing="false"/>
    </style:style>
    <style:style style:name="P69" style:family="paragraph" style:parent-style-name="Text_20_body" style:list-style-name="L61">
      <style:paragraph-properties fo:margin-top="0cm" fo:margin-bottom="0cm" style:contextual-spacing="false"/>
    </style:style>
    <style:style style:name="P70" style:family="paragraph" style:parent-style-name="Text_20_body" style:list-style-name="L62">
      <style:paragraph-properties fo:margin-top="0cm" fo:margin-bottom="0cm" style:contextual-spacing="false"/>
    </style:style>
    <style:style style:name="P71" style:family="paragraph" style:parent-style-name="Text_20_body" style:list-style-name="L63">
      <style:paragraph-properties fo:margin-top="0cm" fo:margin-bottom="0cm" style:contextual-spacing="false"/>
    </style:style>
    <style:style style:name="P72" style:family="paragraph" style:parent-style-name="Text_20_body" style:list-style-name="L64">
      <style:paragraph-properties fo:margin-top="0cm" fo:margin-bottom="0cm" style:contextual-spacing="false"/>
    </style:style>
    <style:style style:name="P73" style:family="paragraph" style:parent-style-name="Text_20_body" style:list-style-name="L65">
      <style:paragraph-properties fo:margin-top="0cm" fo:margin-bottom="0cm" style:contextual-spacing="false"/>
    </style:style>
    <style:style style:name="P74" style:family="paragraph" style:parent-style-name="Text_20_body" style:list-style-name="L66">
      <style:paragraph-properties fo:margin-top="0cm" fo:margin-bottom="0cm" style:contextual-spacing="false"/>
    </style:style>
    <style:style style:name="P75" style:family="paragraph" style:parent-style-name="Text_20_body" style:list-style-name="L67">
      <style:paragraph-properties fo:margin-top="0cm" fo:margin-bottom="0cm" style:contextual-spacing="false"/>
    </style:style>
    <style:style style:name="P76" style:family="paragraph" style:parent-style-name="Text_20_body" style:list-style-name="L68">
      <style:paragraph-properties fo:margin-top="0cm" fo:margin-bottom="0cm" style:contextual-spacing="false"/>
    </style:style>
    <style:style style:name="P77" style:family="paragraph" style:parent-style-name="Text_20_body" style:list-style-name="L69"/>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ask:</text:span> Tracking movement and position of patients in hospital to detect falls and keep track of time spent sitting, lying down and standing.</text:p>
      <text:p text:style-name="P1"/>
      <text:p text:style-name="P1"/>
      <text:p text:style-name="P1">Assumptions:</text:p>
      <text:list xml:id="list3648265980" text:style-name="L1">
        <text:list-item>
          <text:p text:style-name="P7">camera must not directly face a patients bed from front.</text:p>
        </text:list-item>
        <text:list-item>
          <text:p text:style-name="P7"/>
        </text:list-item>
      </text:list>
      <text:p text:style-name="P1"/>
      <text:p text:style-name="P1">Necessary Test Cases: </text:p>
      <text:list xml:id="list1514813746" text:style-name="L2">
        <text:list-item>
          <text:p text:style-name="P8">detect patient is sitting</text:p>
        </text:list-item>
        <text:list-item>
          <text:p text:style-name="P8">detect patient is standing</text:p>
          <text:p text:style-name="P8"/>
        </text:list-item>
        <text:list-item>
          <text:p text:style-name="P8">detect hospital beds</text:p>
        </text:list-item>
        <text:list-item>
          <text:p text:style-name="P8">detect bed area </text:p>
        </text:list-item>
        <text:list-item>
          <text:p text:style-name="P8">detect floor area</text:p>
          <text:p text:style-name="P8"/>
        </text:list-item>
        <text:list-item>
          <text:p text:style-name="P8">detect lying down on bed (in bed area)</text:p>
        </text:list-item>
        <text:list-item>
          <text:p text:style-name="P8">detect lying down on floor (in floor area)</text:p>
          <text:list>
            <text:list-item>
              <text:p text:style-name="P8">horizontal on floor</text:p>
            </text:list-item>
            <text:list-item>
              <text:p text:style-name="P8">diagonal on floor</text:p>
            </text:list-item>
            <text:list-item>
              <text:p text:style-name="P8">vertical on floor</text:p>
              <text:p text:style-name="P8"/>
            </text:list-item>
          </text:list>
        </text:list-item>
      </text:list>
      <text:p text:style-name="P1"/>
      <text:list xml:id="list122613607829339" text:continue-numbering="true" text:style-name="L2">
        <text:list-item>
          <text:p text:style-name="P8">detect fall</text:p>
          <text:list>
            <text:list-item>
              <text:p text:style-name="P8">lying on floor</text:p>
            </text:list-item>
          </text:list>
        </text:list-item>
      </text:list>
      <text:p text:style-name="P1"/>
      <text:p text:style-name="P1"/>
      <text:p text:style-name="P3">should i train a coco model on hospital beds? </text:p>
      <text:p text:style-name="P3">Or yolo nano 8 ? </text:p>
      <text:p text:style-name="P3">or yolo small 5</text:p>
      <text:p text:style-name="P3">or should i try segmentation</text:p>
      <text:p text:style-name="P2"/>
      <text:p text:style-name="P2"/>
      <text:p text:style-name="P4">Types of images for training</text:p>
      <text:list xml:id="list848025187" text:style-name="L3">
        <text:list-item>
          <text:p text:style-name="P9">Lighting</text:p>
          <text:list>
            <text:list-item>
              <text:p text:style-name="P9">high lighting</text:p>
            </text:list-item>
            <text:list-item>
              <text:p text:style-name="P9">mid lighting</text:p>
            </text:list-item>
            <text:list-item>
              <text:p text:style-name="P9">dim lighting</text:p>
            </text:list-item>
          </text:list>
        </text:list-item>
        <text:list-item>
          <text:p text:style-name="P9">People</text:p>
          <text:list>
            <text:list-item>
              <text:p text:style-name="P9">people in bed</text:p>
            </text:list-item>
            <text:list-item>
              <text:p text:style-name="P9">people standing around bed</text:p>
            </text:list-item>
            <text:list-item>
              <text:p text:style-name="P9">empty bed</text:p>
            </text:list-item>
          </text:list>
        </text:list-item>
        <text:list-item>
          <text:p text:style-name="P9"><text:soft-page-break/>angles, </text:p>
          <text:list>
            <text:list-item>
              <text:p text:style-name="P9">sides</text:p>
            </text:list-item>
            <text:list-item>
              <text:p text:style-name="P9">diagonal</text:p>
            </text:list-item>
            <text:list-item>
              <text:p text:style-name="P9">front side</text:p>
            </text:list-item>
          </text:list>
        </text:list-item>
      </text:list>
      <text:p text:style-name="P4"/>
      <text:p text:style-name="P4"/>
      <text:p text:style-name="P4"/>
      <text:p text:style-name="P4"/>
      <text:p text:style-name="P4"/>
      <text:p text:style-name="P4"/>
      <text:p text:style-name="P4"/>
      <text:p text:style-name="P4"/>
      <text:p text:style-name="P10">Questions</text:p>
      <text:list xml:id="list3861098626" text:style-name="L70">
        <text:list-item>
          <text:p text:style-name="P11">does the room only have one or two beds or multiple? </text:p>
        </text:list-item>
        <text:list-item>
          <text:p text:style-name="P11"/>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Person</text:p>
      <text:list xml:id="list3489085007" text:style-name="L4">
        <text:list-item>
          <text:p text:style-name="P12">Bicycle</text:p>
        </text:list-item>
      </text:list>
      <text:list xml:id="list928033457" text:style-name="L5">
        <text:list-item>
          <text:p text:style-name="P13">Car</text:p>
        </text:list-item>
      </text:list>
      <text:list xml:id="list3405063528" text:style-name="L6">
        <text:list-item>
          <text:p text:style-name="P14">Motorcycle</text:p>
        </text:list-item>
      </text:list>
      <text:list xml:id="list3132943305" text:style-name="L7">
        <text:list-item>
          <text:p text:style-name="P15">Airplane</text:p>
        </text:list-item>
      </text:list>
      <text:list xml:id="list3638840107" text:style-name="L8">
        <text:list-item>
          <text:p text:style-name="P16">Bus</text:p>
        </text:list-item>
      </text:list>
      <text:list xml:id="list1832659483" text:style-name="L9">
        <text:list-item>
          <text:p text:style-name="P17">Train</text:p>
        </text:list-item>
      </text:list>
      <text:list xml:id="list3860128172" text:style-name="L10">
        <text:list-item>
          <text:p text:style-name="P18">Truck</text:p>
        </text:list-item>
      </text:list>
      <text:list xml:id="list4212342095" text:style-name="L11">
        <text:list-item>
          <text:p text:style-name="P19">Boat</text:p>
        </text:list-item>
      </text:list>
      <text:list xml:id="list578629708" text:style-name="L12">
        <text:list-item>
          <text:p text:style-name="P20">Traffic light</text:p>
        </text:list-item>
      </text:list>
      <text:list xml:id="list3898874905" text:style-name="L13">
        <text:list-item>
          <text:p text:style-name="P21">Fire hydrant</text:p>
        </text:list-item>
      </text:list>
      <text:list xml:id="list3593925927" text:style-name="L14">
        <text:list-item>
          <text:p text:style-name="P22">Stop sign</text:p>
        </text:list-item>
      </text:list>
      <text:list xml:id="list4011886577" text:style-name="L15">
        <text:list-item>
          <text:p text:style-name="P23">Parking meter</text:p>
        </text:list-item>
      </text:list>
      <text:list xml:id="list2671542979" text:style-name="L16">
        <text:list-item>
          <text:p text:style-name="P24">Bench</text:p>
        </text:list-item>
      </text:list>
      <text:list xml:id="list329937151" text:style-name="L17">
        <text:list-item>
          <text:p text:style-name="P25"><text:soft-page-break/>Bird</text:p>
        </text:list-item>
      </text:list>
      <text:list xml:id="list3159479347" text:style-name="L18">
        <text:list-item>
          <text:p text:style-name="P26">Cat</text:p>
        </text:list-item>
      </text:list>
      <text:list xml:id="list802889952" text:style-name="L19">
        <text:list-item>
          <text:p text:style-name="P27">Dog</text:p>
        </text:list-item>
      </text:list>
      <text:list xml:id="list1573509465" text:style-name="L20">
        <text:list-item>
          <text:p text:style-name="P28">Horse</text:p>
        </text:list-item>
      </text:list>
      <text:list xml:id="list3455303130" text:style-name="L21">
        <text:list-item>
          <text:p text:style-name="P29">Sheep</text:p>
        </text:list-item>
      </text:list>
      <text:list xml:id="list3249302440" text:style-name="L22">
        <text:list-item>
          <text:p text:style-name="P30">Cow</text:p>
        </text:list-item>
      </text:list>
      <text:list xml:id="list2519025213" text:style-name="L23">
        <text:list-item>
          <text:p text:style-name="P31">Elephant</text:p>
        </text:list-item>
      </text:list>
      <text:list xml:id="list1411190019" text:style-name="L24">
        <text:list-item>
          <text:p text:style-name="P32">Bear</text:p>
        </text:list-item>
      </text:list>
      <text:list xml:id="list4070381393" text:style-name="L25">
        <text:list-item>
          <text:p text:style-name="P33">Zebra</text:p>
        </text:list-item>
      </text:list>
      <text:list xml:id="list3400440632" text:style-name="L26">
        <text:list-item>
          <text:p text:style-name="P34">Giraffe</text:p>
        </text:list-item>
      </text:list>
      <text:list xml:id="list1671743892" text:style-name="L27">
        <text:list-item>
          <text:p text:style-name="P35">Backpack</text:p>
        </text:list-item>
      </text:list>
      <text:list xml:id="list3064270311" text:style-name="L28">
        <text:list-item>
          <text:p text:style-name="P36">Umbrella</text:p>
        </text:list-item>
      </text:list>
      <text:list xml:id="list3432833619" text:style-name="L29">
        <text:list-item>
          <text:p text:style-name="P37">Handbag</text:p>
        </text:list-item>
      </text:list>
      <text:list xml:id="list3847025297" text:style-name="L30">
        <text:list-item>
          <text:p text:style-name="P38">Tie</text:p>
        </text:list-item>
      </text:list>
      <text:list xml:id="list2646595407" text:style-name="L31">
        <text:list-item>
          <text:p text:style-name="P39">Suitcase</text:p>
        </text:list-item>
      </text:list>
      <text:list xml:id="list1258023299" text:style-name="L32">
        <text:list-item>
          <text:p text:style-name="P40">Frisbee</text:p>
        </text:list-item>
      </text:list>
      <text:list xml:id="list2721077239" text:style-name="L33">
        <text:list-item>
          <text:p text:style-name="P41">Skis</text:p>
        </text:list-item>
      </text:list>
      <text:list xml:id="list1468656667" text:style-name="L34">
        <text:list-item>
          <text:p text:style-name="P42">Snowboard</text:p>
        </text:list-item>
      </text:list>
      <text:list xml:id="list1715962490" text:style-name="L35">
        <text:list-item>
          <text:p text:style-name="P43">Sports ball</text:p>
        </text:list-item>
      </text:list>
      <text:list xml:id="list2238428026" text:style-name="L36">
        <text:list-item>
          <text:p text:style-name="P44">Kite</text:p>
        </text:list-item>
      </text:list>
      <text:list xml:id="list2922461888" text:style-name="L37">
        <text:list-item>
          <text:p text:style-name="P45">Baseball bat</text:p>
        </text:list-item>
      </text:list>
      <text:list xml:id="list310143904" text:style-name="L38">
        <text:list-item>
          <text:p text:style-name="P46">Baseball glove</text:p>
        </text:list-item>
      </text:list>
      <text:list xml:id="list2665584026" text:style-name="L39">
        <text:list-item>
          <text:p text:style-name="P47">Skateboard</text:p>
        </text:list-item>
      </text:list>
      <text:list xml:id="list3054276728" text:style-name="L40">
        <text:list-item>
          <text:p text:style-name="P48">Surfboard</text:p>
        </text:list-item>
      </text:list>
      <text:list xml:id="list2201378029" text:style-name="L41">
        <text:list-item>
          <text:p text:style-name="P49">Tennis racket</text:p>
        </text:list-item>
      </text:list>
      <text:list xml:id="list1122489565" text:style-name="L42">
        <text:list-item>
          <text:p text:style-name="P50">Bottle</text:p>
        </text:list-item>
      </text:list>
      <text:list xml:id="list3970095929" text:style-name="L43">
        <text:list-item>
          <text:p text:style-name="P51">Wine glass</text:p>
        </text:list-item>
      </text:list>
      <text:list xml:id="list2764412394" text:style-name="L44">
        <text:list-item>
          <text:p text:style-name="P52">Cup</text:p>
        </text:list-item>
      </text:list>
      <text:list xml:id="list1094305770" text:style-name="L45">
        <text:list-item>
          <text:p text:style-name="P53">Fork</text:p>
        </text:list-item>
      </text:list>
      <text:list xml:id="list84330236" text:style-name="L46">
        <text:list-item>
          <text:p text:style-name="P54">Knife</text:p>
        </text:list-item>
      </text:list>
      <text:list xml:id="list1257345458" text:style-name="L47">
        <text:list-item>
          <text:p text:style-name="P55">Spoon</text:p>
        </text:list-item>
      </text:list>
      <text:list xml:id="list1980101874" text:style-name="L48">
        <text:list-item>
          <text:p text:style-name="P56">Bowl</text:p>
        </text:list-item>
      </text:list>
      <text:list xml:id="list2496054893" text:style-name="L49">
        <text:list-item>
          <text:p text:style-name="P57">Donut</text:p>
        </text:list-item>
      </text:list>
      <text:list xml:id="list1681671036" text:style-name="L50">
        <text:list-item>
          <text:p text:style-name="P58">Cake</text:p>
        </text:list-item>
      </text:list>
      <text:list xml:id="list1596735570" text:style-name="L51">
        <text:list-item>
          <text:p text:style-name="P59">Chair</text:p>
        </text:list-item>
      </text:list>
      <text:list xml:id="list2887536175" text:style-name="L52">
        <text:list-item>
          <text:p text:style-name="P60">Couch</text:p>
        </text:list-item>
      </text:list>
      <text:list xml:id="list1076130831" text:style-name="L53">
        <text:list-item>
          <text:p text:style-name="P61">Potted plant</text:p>
        </text:list-item>
      </text:list>
      <text:list xml:id="list3908875714" text:style-name="L54">
        <text:list-item>
          <text:p text:style-name="P62">Bed</text:p>
        </text:list-item>
      </text:list>
      <text:list xml:id="list1558446953" text:style-name="L55">
        <text:list-item>
          <text:p text:style-name="P63">TV</text:p>
        </text:list-item>
      </text:list>
      <text:list xml:id="list3165448235" text:style-name="L56">
        <text:list-item>
          <text:p text:style-name="P64">Laptop</text:p>
        </text:list-item>
      </text:list>
      <text:list xml:id="list687684936" text:style-name="L57">
        <text:list-item>
          <text:p text:style-name="P65">Mouse</text:p>
        </text:list-item>
      </text:list>
      <text:list xml:id="list66105479" text:style-name="L58">
        <text:list-item>
          <text:p text:style-name="P66">Remote</text:p>
        </text:list-item>
      </text:list>
      <text:list xml:id="list4057107156" text:style-name="L59">
        <text:list-item>
          <text:p text:style-name="P67">Keyboard</text:p>
        </text:list-item>
      </text:list>
      <text:list xml:id="list1288487270" text:style-name="L60">
        <text:list-item>
          <text:p text:style-name="P68">Cell phone</text:p>
        </text:list-item>
      </text:list>
      <text:list xml:id="list4208079153" text:style-name="L61">
        <text:list-header>
          <text:p text:style-name="P69"/>
        </text:list-header>
      </text:list>
      <text:list xml:id="list4098702185" text:style-name="L62">
        <text:list-item>
          <text:p text:style-name="P70">Refrigerator</text:p>
        </text:list-item>
      </text:list>
      <text:list xml:id="list712729182" text:style-name="L63">
        <text:list-item>
          <text:p text:style-name="P71"><text:soft-page-break/>Book</text:p>
        </text:list-item>
      </text:list>
      <text:list xml:id="list2091900258" text:style-name="L64">
        <text:list-item>
          <text:p text:style-name="P72">Clock</text:p>
        </text:list-item>
      </text:list>
      <text:list xml:id="list1961292344" text:style-name="L65">
        <text:list-item>
          <text:p text:style-name="P73"/>
        </text:list-item>
      </text:list>
      <text:list xml:id="list489603841" text:style-name="L66">
        <text:list-item>
          <text:p text:style-name="P74">Scissors</text:p>
        </text:list-item>
      </text:list>
      <text:list xml:id="list3253575366" text:style-name="L67">
        <text:list-item>
          <text:p text:style-name="P75">Teddy bear</text:p>
        </text:list-item>
      </text:list>
      <text:list xml:id="list131748690" text:style-name="L68">
        <text:list-item>
          <text:p text:style-name="P76">Hair drier</text:p>
        </text:list-item>
      </text:list>
      <text:list xml:id="list3384541962" text:style-name="L69">
        <text:list-item>
          <text:p text:style-name="P77">Toothbrush</text:p>
        </text:list-item>
      </text:list>
      <text:p text:style-name="Text_20_body"/>
      <text:p text:style-name="Text_20_body"/>
      <text:p text:style-name="P6">Hardware Working: (source : Reddit)</text:p>
      <text:p text:style-name="P6">For realtime application, it works very well, in fact we have deployed it in many realtime critical industrial use cases. It works fine. </text:p>
      <text:p text:style-name="P6">We mostly use machine vision cameras from the matrix vision brand, We read the samples frame by frame. In yolo algo we can handle high level bugs with exception handling but the main problem which we initially faced with the gpu ( cuda errors). We have a custom built PC with a gpu, a high reliable built, which is running fine over a few years in many of our customer places. We have a real time dashboard for product performance monitoring, we also built a tool internally for monitoring our machines. For software-related bugs we were using sentry.io for error logging and alerting.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4T23:21:18.273204132</meta:creation-date>
    <dc:date>2024-07-07T03:43:49.933293628</dc:date>
    <meta:editing-duration>PT3H19M45S</meta:editing-duration>
    <meta:editing-cycles>4</meta:editing-cycles>
    <meta:generator>LibreOffice/7.3.7.2$Linux_X86_64 LibreOffice_project/30$Build-2</meta:generator>
    <meta:document-statistic meta:table-count="0" meta:image-count="0" meta:object-count="0" meta:page-count="4" meta:paragraph-count="110" meta:word-count="452" meta:character-count="2116" meta:non-whitespace-character-count="1856"/>
  </office:meta>
</office:document-meta>
</file>